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Notifia</text:p>
      <text:list text:style-name="podNumberedList" text:continue-numbering="false"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KeepWithNext">  Keep with next, without style mapping.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list text:style-name="podBulletedList">
            <text:list-item>
              <text:p text:style-name="podBulletItemKeepWithNext">  This one has 'keep with next'</text:p>
            </text:list-item>
            <text:list-item>
              <text:p text:style-name="podBulletItem">        Hello</text:p>
            </text:list-item>
            <text:list-item>
              <text:list text:style-name="podNumberedList" text:continue-numbering="false">
                <text:list-item>
                  <text:p text:style-name="podNumberItem">          aaaaaaaaaa aaaaaaaaaaaaaa</text:p>
                </text:list-item>
                <text:list-item>
                  <text:p text:style-name="podNumberItem">              aaaaaaaaaa aaaaaaaaaaaaaa</text:p>
                </text:list-item>
                <text:list-item>
                  <text:p text:style-name="podNumberItem">              aaaaaaaaaa aaaaaaaaaaaaaa</text:p>
                </text:list-item>
                <text:list-item>
                  <text:p text:style-name="podNumberItemKeepWithNext">              This one has 'keep with next'</text:p>
                </text:list-item>
              </text:list>
            </text:list-item>
          </text:list>
        </text:list-item>
        <text:list-item>
          <text:p text:style-name="podNumberItem">          
  
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KeepWithNext">  This one has 'keep with next'</text:p>
        </text:list-item>
      </text:list>
      <text:list text:style-name="podBulletedList">
        <text:list-item>
          <text:p text:style-name="podBulletItem">  Un</text:p>
        </text:list-item>
        <text:list-item>
          <text:p text:style-name="podBulletItem">  Deux</text:p>
        </text:list-item>
        <text:list-item>
          <text:p text:style-name="podBulletItem">  Trois</text:p>
        </text:list-item>
        <text:list-item>
          <text:p text:style-name="podBulletItem">  Quatre</text:p>
        </text:list-item>
        <text:list-item>
          <text:p text:style-name="podBulletItemKeepWithNext">  VCinq (this one has 'keep with next')</text:p>
        </text:list-item>
        <text:list-item>
          <text:p text:style-name="podBulletItemKeepWithNext">  Six (this one has 'keep with next')</text:p>
        </text:list-item>
        <text:list-item>
          <text:p text:style-name="podBulletItemKeepWithNext">  Sept (this one has 'keep with next')</text:p>
        </text:list-item>
      </text:list>
      <text:p text:style-name="pmParaKeepWithNext"><text:span text:style-name="T1"><text:tab/>A given signature</text:span></text:p>
      <text:p text:style-name="pmParaKeepWithNext"><text:span text:style-name="T1"><text:tab/>That should not be left alone</text:span></text:p>
      <text:p text:style-name="pmParaKeepWithNext"><text:span text:style-name="T1"><text:tab/>On the top of a page</text:span></text:p>
      <text:h text:outline-level="1" text:style-name="Heading_20_1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pmParaKeepWithNext" style:master-page-name="" style:class="text" style:parent-style-name="Standard" style:family="paragraph">
      <style:paragraph-properties fo:keep-with-next="always">
        <style:tab-stops>
          <style:tab-stop style:position="15cm" style:type="center"/>
        </style:tab-stops>
      </style:paragraph-properties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6-02T13:35:32</dc:date>
    <dc:language>en-US</dc:language>
    <meta:editing-cycles>19</meta:editing-cycles>
    <meta:editing-duration>PT2H2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2" meta:character-count="234"/>
  </office:meta>
</office:document-meta>
</file>